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style:use-window-font-color="true" loext:opacity="0%" style:font-name="Arial" fo:font-size="10pt" fo:language="en" fo:country="US" fo:font-weight="bold" officeooo:rsid="000d3fd8" officeooo:paragraph-rsid="000d3fd8" style:font-name-asian="Times New Roman" style:font-size-asian="10pt" style:font-weight-asian="bold" style:font-name-complex="Arial" style:font-size-complex="10pt" style:language-complex="ar" style:country-complex="SA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Text_20_body" style:list-style-name="WW8Num2"/>
    <style:style style:name="P9" style:family="paragraph" style:parent-style-name="Text_20_body" style:list-style-name="WW8Num6"/>
    <style:style style:name="P10" style:family="paragraph" style:parent-style-name="Text_20_body" style:list-style-name="WW8Num5"/>
    <style:style style:name="P11" style:family="paragraph" style:parent-style-name="Text_20_body">
      <style:text-properties officeooo:rsid="000d3fd8" officeooo:paragraph-rsid="000d3fd8"/>
    </style:style>
    <style:style style:name="P12" style:family="paragraph" style:parent-style-name="Text_20_body" style:list-style-name="WW8Num7">
      <style:text-properties officeooo:rsid="000d3fd8" officeooo:paragraph-rsid="000d3fd8"/>
    </style:style>
    <style:style style:name="P13" style:family="paragraph" style:parent-style-name="Text_20_body">
      <style:text-properties style:use-window-font-color="true" loext:opacity="0%" style:font-name="Times New Roman" fo:font-size="10pt" fo:language="en" fo:country="US" officeooo:rsid="000d3fd8" officeooo:paragraph-rsid="000d3fd8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officeooo:rsid="000d3f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Descadastrar imóvel</text:span></text:h>
      <text:h text:style-name="Heading_20_1" text:outline-level="1">Brief Description</text:h>
      <text:p text:style-name="P13">Nesse caso o proprietário irá fazer o descadastro de um imóvel seu</text:p>
      <text:h text:style-name="Heading_20_1" text:outline-level="1">Actor Brief Descriptions</text:h>
      <text:h text:style-name="P6" text:outline-level="2">Proprietário</text:h>
      <text:h text:style-name="Heading_20_1" text:outline-level="1">Preconditions</text:h>
      <text:p text:style-name="P11">Estar autenticado no sistema</text:p>
      <text:p text:style-name="P11">Ter um cadastro de imóvel válido no sistema</text:p>
      <text:h text:style-name="Heading_20_1" text:outline-level="1">Basic Flow of Events</text:h>
      <text:list xml:id="list3011830657" text:style-name="WW8Num7">
        <text:list-item>
          <text:p text:style-name="P12">O usuário clica na opção de descadastrar imóvel na listagem de imóveis.</text:p>
        </text:list-item>
        <text:list-item>
          <text:p text:style-name="P12">O sistema deleta todas as propostas referentes ao imóvel selecionado</text:p>
        </text:list-item>
        <text:list-item>
          <text:p text:style-name="P12">O sistema deleta o imóvel selecionado</text:p>
        </text:list-item>
        <text:list-item>
          <text:p text:style-name="P12">O sistema redireciona o usuário para a listagem de imóveis</text:p>
        </text:list-item>
      </text:list>
      <text:h text:style-name="Heading_20_1" text:outline-level="1">Alternative Flows</text:h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d3fd8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Descadastrar imóvel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8T22:51:24.106350104</dc:date>
    <meta:editing-cycles>5</meta:editing-cycles>
    <meta:editing-duration>PT12M18S</meta:editing-duration>
    <meta:generator>LibreOffice/7.1.2.2$Linux_X86_64 LibreOffice_project/10$Build-2</meta:generator>
    <meta:document-statistic meta:table-count="2" meta:image-count="0" meta:object-count="0" meta:page-count="1" meta:paragraph-count="21" meta:word-count="116" meta:character-count="707" meta:non-whitespace-character-count="625"/>
  </office:meta>
</office:document-meta>
</file>